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2/content.xml" manifest:media-type="text/xml"/>
  <manifest:file-entry manifest:full-path="Object 7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1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2.gif" manifest:media-type="image/gif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66FF66"/>
    </style:style>
    <style:style style:name="T3" style:parent-style-name="DefaultParagraphFont" style:family="text">
      <style:text-properties fo:background-color="#66FF66"/>
    </style:style>
    <style:style style:name="T4" style:parent-style-name="DefaultParagraphFont" style:family="text">
      <style:text-properties fo:background-color="#FFFF00"/>
    </style:style>
    <style:style style:name="P5" style:parent-style-name="Standard" style:family="paragraph">
      <style:text-properties fo:background-color="#FFFF00"/>
    </style:style>
    <style:style style:name="T6" style:parent-style-name="DefaultParagraphFont" style:family="text">
      <style:text-properties fo:background-color="#66FF66"/>
    </style:style>
    <style:style style:name="P7" style:parent-style-name="Standard" style:family="paragraph">
      <style:text-properties fo:background-color="#66FF66"/>
    </style:style>
    <style:style style:name="P8" style:parent-style-name="Standard" style:family="paragraph">
      <style:text-properties fo:background-color="#FFFF00"/>
    </style:style>
    <style:style style:name="P9" style:parent-style-name="Standard" style:family="paragraph">
      <style:text-properties fo:background-color="#FFFF00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 fo:background-color="#FFFFFF"/>
    </style:style>
    <style:style style:name="T12" style:parent-style-name="DefaultParagraphFont" style:family="text">
      <style:text-properties fo:background-color="#FFFFFF"/>
    </style:style>
    <style:style style:name="T13" style:parent-style-name="DefaultParagraphFont" style:family="text">
      <style:text-properties fo:background-color="#FFFFFF"/>
    </style:style>
    <style:style style:name="T14" style:parent-style-name="DefaultParagraphFont" style:family="text">
      <style:text-properties fo:background-color="#FFFFFF"/>
    </style:style>
    <style:style style:name="T15" style:parent-style-name="DefaultParagraphFont" style:family="text">
      <style:text-properties fo:background-color="#FFFFFF"/>
    </style:style>
    <style:style style:name="T16" style:parent-style-name="DefaultParagraphFont" style:family="text">
      <style:text-properties fo:background-color="#FFFFFF"/>
    </style:style>
    <style:style style:name="T17" style:parent-style-name="DefaultParagraphFont" style:family="text">
      <style:text-properties fo:background-color="#FFFFFF"/>
    </style:style>
    <style:style style:name="T18" style:parent-style-name="DefaultParagraphFont" style:family="text">
      <style:text-properties fo:background-color="#FFFFFF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background-color="#FFFFFF"/>
    </style:style>
    <style:style style:name="T21" style:parent-style-name="DefaultParagraphFont" style:family="text">
      <style:text-properties fo:background-color="#FFFFFF"/>
    </style:style>
    <style:style style:name="P22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23" style:parent-style-name="DefaultParagraphFont" style:family="text">
      <style:text-properties fo:background-color="#FFFFFF"/>
    </style:style>
    <style:style style:name="T24" style:parent-style-name="DefaultParagraphFont" style:family="text">
      <style:text-properties fo:background-color="#FFFFFF"/>
    </style:style>
    <style:style style:name="T25" style:parent-style-name="DefaultParagraphFont" style:family="text">
      <style:text-properties fo:background-color="#FFFFFF"/>
    </style:style>
    <style:style style:name="T26" style:parent-style-name="DefaultParagraphFont" style:family="text">
      <style:text-properties fo:background-color="#FFFFFF"/>
    </style:style>
    <style:style style:name="T27" style:parent-style-name="DefaultParagraphFont" style:family="text">
      <style:text-properties fo:background-color="#FFFFFF"/>
    </style:style>
    <style:style style:name="T28" style:parent-style-name="DefaultParagraphFont" style:family="text">
      <style:text-properties fo:font-weight="bold" style:font-weight-asian="bold" style:font-weight-complex="bold" fo:background-color="#FFFFFF"/>
    </style:style>
    <style:style style:name="T29" style:parent-style-name="DefaultParagraphFont" style:family="text">
      <style:text-properties fo:background-color="#FFFFFF"/>
    </style:style>
    <style:style style:name="T30" style:parent-style-name="DefaultParagraphFont" style:family="text">
      <style:text-properties fo:background-color="#FFFFFF"/>
    </style:style>
    <style:style style:name="T31" style:parent-style-name="DefaultParagraphFont" style:family="text">
      <style:text-properties fo:background-color="#FFFFFF"/>
    </style:style>
    <style:style style:name="T32" style:parent-style-name="DefaultParagraphFont" style:family="text">
      <style:text-properties fo:background-color="#FFFFFF"/>
    </style:style>
    <style:style style:name="T33" style:parent-style-name="DefaultParagraphFont" style:family="text">
      <style:text-properties fo:background-color="#FFFFFF"/>
    </style:style>
    <style:style style:name="T34" style:parent-style-name="DefaultParagraphFont" style:family="text">
      <style:text-properties fo:font-weight="bold" style:font-weight-asian="bold" style:font-weight-complex="bold" fo:background-color="#FFFFFF"/>
    </style:style>
    <style:style style:name="T35" style:parent-style-name="DefaultParagraphFont" style:family="text">
      <style:text-properties fo:background-color="#FFFFFF"/>
    </style:style>
    <style:style style:name="T36" style:parent-style-name="DefaultParagraphFont" style:family="text">
      <style:text-properties fo:background-color="#FFFFFF"/>
    </style:style>
    <style:style style:name="T37" style:parent-style-name="DefaultParagraphFont" style:family="text">
      <style:text-properties fo:background-color="#FFFFFF"/>
    </style:style>
    <style:style style:name="T38" style:parent-style-name="DefaultParagraphFont" style:family="text">
      <style:text-properties fo:background-color="#FFFFFF"/>
    </style:style>
    <style:style style:name="T39" style:parent-style-name="DefaultParagraphFont" style:family="text">
      <style:text-properties fo:background-color="#FFFFFF"/>
    </style:style>
    <style:style style:name="T40" style:parent-style-name="DefaultParagraphFont" style:family="text">
      <style:text-properties fo:background-color="#FFFFFF"/>
    </style:style>
    <style:style style:name="T41" style:parent-style-name="DefaultParagraphFont" style:family="text">
      <style:text-properties fo:font-weight="bold" style:font-weight-asian="bold" style:font-weight-complex="bold" fo:background-color="#FFFFFF"/>
    </style:style>
    <style:style style:name="T42" style:parent-style-name="DefaultParagraphFont" style:family="text">
      <style:text-properties fo:background-color="#FFFFFF"/>
    </style:style>
    <style:style style:name="T43" style:parent-style-name="DefaultParagraphFont" style:family="text">
      <style:text-properties fo:background-color="#FFFFFF"/>
    </style:style>
    <style:style style:name="T44" style:parent-style-name="DefaultParagraphFont" style:family="text">
      <style:text-properties fo:background-color="#FFFFFF"/>
    </style:style>
    <style:style style:name="T45" style:parent-style-name="DefaultParagraphFont" style:family="text">
      <style:text-properties fo:background-color="#FFFFFF"/>
    </style:style>
    <style:style style:name="T46" style:parent-style-name="DefaultParagraphFont" style:family="text">
      <style:text-properties fo:background-color="#FFFFFF"/>
    </style:style>
    <style:style style:name="P47" style:parent-style-name="Standard" style:family="paragraph">
      <style:paragraph-properties fo:break-before="page"/>
    </style:style>
    <style:style style:name="T48" style:parent-style-name="DefaultParagraphFont" style:family="text">
      <style:text-properties fo:background-color="#FFFFFF"/>
    </style:style>
    <style:style style:name="T49" style:parent-style-name="DefaultParagraphFont" style:family="text">
      <style:text-properties fo:background-color="#FFFFFF"/>
    </style:style>
    <style:style style:name="T50" style:parent-style-name="DefaultParagraphFont" style:family="text">
      <style:text-properties fo:background-color="#FFFFFF"/>
    </style:style>
    <style:style style:name="T51" style:parent-style-name="DefaultParagraphFont" style:family="text">
      <style:text-properties fo:background-color="#FFFFFF"/>
    </style:style>
    <style:style style:name="T52" style:parent-style-name="DefaultParagraphFont" style:family="text">
      <style:text-properties fo:background-color="#FFFFFF"/>
    </style:style>
    <style:style style:name="T53" style:parent-style-name="DefaultParagraphFont" style:family="text">
      <style:text-properties fo:background-color="#FFFFFF"/>
    </style:style>
    <style:style style:name="T54" style:parent-style-name="DefaultParagraphFont" style:family="text">
      <style:text-properties fo:background-color="#FFFFFF"/>
    </style:style>
    <style:style style:name="T55" style:parent-style-name="DefaultParagraphFont" style:family="text">
      <style:text-properties fo:background-color="#FFFFFF"/>
    </style:style>
    <style:style style:name="T56" style:parent-style-name="DefaultParagraphFont" style:family="text">
      <style:text-properties fo:background-color="#FFFFFF"/>
    </style:style>
    <style:style style:name="P57" style:parent-style-name="Standard" style:family="paragraph">
      <style:text-properties fo:background-color="#FFFF00"/>
    </style:style>
    <style:style style:name="T58" style:parent-style-name="DefaultParagraphFont" style:family="text">
      <style:text-properties fo:font-weight="bold" style:font-weight-asian="bold" style:font-weight-complex="bold" fo:background-color="#FFFFFF"/>
    </style:style>
    <style:style style:name="T59" style:parent-style-name="DefaultParagraphFont" style:family="text">
      <style:text-properties fo:background-color="#FFFFFF"/>
    </style:style>
    <style:style style:name="T60" style:parent-style-name="DefaultParagraphFont" style:family="text">
      <style:text-properties fo:background-color="#FFFFFF"/>
    </style:style>
    <style:style style:name="T61" style:parent-style-name="DefaultParagraphFont" style:family="text">
      <style:text-properties fo:background-color="#FFFFFF"/>
    </style:style>
    <style:style style:name="T62" style:parent-style-name="DefaultParagraphFont" style:family="text">
      <style:text-properties fo:background-color="#FFFFFF"/>
    </style:style>
    <style:style style:name="T63" style:parent-style-name="DefaultParagraphFont" style:family="text">
      <style:text-properties fo:background-color="#FFFFFF"/>
    </style:style>
    <style:style style:name="T64" style:parent-style-name="DefaultParagraphFont" style:family="text">
      <style:text-properties fo:background-color="#FFFFFF"/>
    </style:style>
    <style:style style:name="T65" style:parent-style-name="DefaultParagraphFont" style:family="text">
      <style:text-properties fo:background-color="#FFFFFF"/>
    </style:style>
    <style:style style:name="T66" style:parent-style-name="DefaultParagraphFont" style:family="text">
      <style:text-properties fo:background-color="#FFFFFF"/>
    </style:style>
    <style:style style:name="T67" style:parent-style-name="DefaultParagraphFont" style:family="text">
      <style:text-properties fo:background-color="#FFFFFF"/>
    </style:style>
    <style:style style:name="T68" style:parent-style-name="DefaultParagraphFont" style:family="text">
      <style:text-properties fo:background-color="#FFFFFF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 fo:background-color="#FFFFFF"/>
    </style:style>
    <style:style style:name="T72" style:parent-style-name="DefaultParagraphFont" style:family="text">
      <style:text-properties fo:background-color="#FFFFFF"/>
    </style:style>
    <style:style style:name="T73" style:parent-style-name="DefaultParagraphFont" style:family="text">
      <style:text-properties fo:background-color="#FFFFFF"/>
    </style:style>
    <style:style style:name="T74" style:parent-style-name="DefaultParagraphFont" style:family="text">
      <style:text-properties fo:background-color="#FFFFFF"/>
    </style:style>
    <style:style style:name="T75" style:parent-style-name="DefaultParagraphFont" style:family="text">
      <style:text-properties fo:background-color="#FFFFFF"/>
    </style:style>
    <style:style style:name="T76" style:parent-style-name="DefaultParagraphFont" style:family="text">
      <style:text-properties fo:background-color="#FFFFFF"/>
    </style:style>
    <style:style style:name="T77" style:parent-style-name="DefaultParagraphFont" style:family="text">
      <style:text-properties fo:background-color="#FFFFFF"/>
    </style:style>
    <style:style style:name="T78" style:parent-style-name="DefaultParagraphFont" style:family="text">
      <style:text-properties fo:background-color="#FFFFFF"/>
    </style:style>
    <style:style style:name="T79" style:parent-style-name="DefaultParagraphFont" style:family="text">
      <style:text-properties fo:background-color="#FFFFFF"/>
    </style:style>
    <style:style style:name="T80" style:parent-style-name="DefaultParagraphFont" style:family="text">
      <style:text-properties fo:background-color="#FFFFFF"/>
    </style:style>
    <style:style style:name="T81" style:parent-style-name="DefaultParagraphFont" style:family="text">
      <style:text-properties fo:background-color="#FFFFFF"/>
    </style:style>
    <style:style style:name="T82" style:parent-style-name="DefaultParagraphFont" style:family="text">
      <style:text-properties fo:background-color="#FFFFFF"/>
    </style:style>
    <style:style style:name="T83" style:parent-style-name="DefaultParagraphFont" style:family="text">
      <style:text-properties fo:font-weight="bold" style:font-weight-asian="bold" style:font-weight-complex="bold" fo:background-color="#FFFFFF"/>
    </style:style>
    <style:style style:name="T84" style:parent-style-name="DefaultParagraphFont" style:family="text">
      <style:text-properties fo:background-color="#FFFFFF"/>
    </style:style>
    <style:style style:name="T85" style:parent-style-name="DefaultParagraphFont" style:family="text">
      <style:text-properties fo:background-color="#FFFFFF"/>
    </style:style>
    <style:style style:name="T86" style:parent-style-name="DefaultParagraphFont" style:family="text">
      <style:text-properties fo:background-color="#FFFFFF"/>
    </style:style>
    <style:style style:name="T87" style:parent-style-name="DefaultParagraphFont" style:family="text">
      <style:text-properties fo:background-color="#FFFFFF"/>
    </style:style>
    <style:style style:name="T88" style:parent-style-name="DefaultParagraphFont" style:family="text">
      <style:text-properties fo:background-color="#FFFFFF"/>
    </style:style>
    <style:style style:name="T89" style:parent-style-name="DefaultParagraphFont" style:family="text">
      <style:text-properties fo:background-color="#FFFFFF"/>
    </style:style>
    <style:style style:name="T90" style:parent-style-name="DefaultParagraphFont" style:family="text">
      <style:text-properties fo:background-color="#FFFFFF"/>
    </style:style>
    <style:style style:name="T91" style:parent-style-name="DefaultParagraphFont" style:family="text">
      <style:text-properties fo:background-color="#FFFFFF"/>
    </style:style>
    <style:style style:name="T92" style:parent-style-name="DefaultParagraphFont" style:family="text">
      <style:text-properties fo:background-color="#FFFFFF"/>
    </style:style>
    <style:style style:name="P93" style:parent-style-name="Standard" style:family="paragraph">
      <style:paragraph-properties fo:break-before="page"/>
    </style:style>
    <style:style style:name="T94" style:parent-style-name="DefaultParagraphFont" style:family="text">
      <style:text-properties fo:font-weight="bold" style:font-weight-asian="bold" style:font-weight-complex="bold" fo:background-color="#FFFFFF"/>
    </style:style>
    <style:style style:name="T95" style:parent-style-name="DefaultParagraphFont" style:family="text">
      <style:text-properties fo:background-color="#FFFFFF"/>
    </style:style>
    <style:style style:name="T96" style:parent-style-name="DefaultParagraphFont" style:family="text">
      <style:text-properties fo:background-color="#FFFFFF"/>
    </style:style>
    <style:style style:name="T97" style:parent-style-name="DefaultParagraphFont" style:family="text">
      <style:text-properties fo:background-color="#FFFFFF"/>
    </style:style>
    <style:style style:name="T98" style:parent-style-name="DefaultParagraphFont" style:family="text">
      <style:text-properties fo:background-color="#FFFFFF"/>
    </style:style>
    <style:style style:name="T99" style:parent-style-name="DefaultParagraphFont" style:family="text">
      <style:text-properties fo:background-color="#FFFFFF"/>
    </style:style>
    <style:style style:name="T100" style:parent-style-name="DefaultParagraphFont" style:family="text">
      <style:text-properties fo:background-color="#FFFFFF"/>
    </style:style>
    <style:style style:name="T101" style:parent-style-name="DefaultParagraphFont" style:family="text">
      <style:text-properties fo:background-color="#FFFFFF"/>
    </style:style>
    <style:style style:name="T102" style:parent-style-name="DefaultParagraphFont" style:family="text">
      <style:text-properties fo:background-color="#FFFFFF"/>
    </style:style>
    <style:style style:name="T103" style:parent-style-name="DefaultParagraphFont" style:family="text">
      <style:text-properties fo:background-color="#FFFFFF"/>
    </style:style>
    <style:style style:name="P104" style:parent-style-name="Standard" style:family="paragraph">
      <style:text-properties fo:background-color="#FFFFFF"/>
    </style:style>
    <style:style style:name="P105" style:parent-style-name="Standard" style:family="paragraph">
      <style:text-properties fo:background-color="#FFFFFF"/>
    </style:style>
    <style:style style:name="P106" style:parent-style-name="Normal" style:family="paragraph">
      <style:paragraph-properties fo:break-before="page"/>
      <style:text-properties fo:background-color="#FFFFFF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>
      <style:graphic-properties style:vertical-pos="middle"/>
    </style:style>
    <style:style style:family="graphic" style:name="a2">
      <style:graphic-properties style:vertical-pos="middle"/>
    </style:style>
    <style:style style:family="graphic" style:name="a15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>X1:</text:p>
      <text:p text:style-name="Standard">neth1= 0.12</text:p>
      <text:p text:style-name="Standard">neth2 = 0.13</text:p>
      <text:p text:style-name="Standard">neto1 = 0.2062418358</text:p>
      <text:p text:style-name="Standard">neto2 = 0.2594872665</text:p>
      <text:p text:style-name="Standard"><text:span text:style-name="T2">outh1 = 0.5299640518</text:span></text:p>
      <text:p text:style-name="Standard"><text:span text:style-name="T3">outo1 = 0.5513784697</text:span></text:p>
      <text:p text:style-name="Standard"><text:span text:style-name="T4">outh2 = 0.5324543064</text:span></text:p>
      <text:p text:style-name="P5">outo2 = 0.5645102464</text:p>
      <text:p text:style-name="Standard"/>
      <text:p text:style-name="Standard">X2:</text:p>
      <text:p text:style-name="Standard">neth1= 0.13</text:p>
      <text:p text:style-name="Standard">neth2 = 0.14</text:p>
      <text:p text:style-name="Standard">neto1 = 0.2067397252</text:p>
      <text:p text:style-name="Standard">neto2 = 0.2602340197</text:p>
      <text:p text:style-name="Standard"><text:span text:style-name="T6">outh1 = 0.5324543064</text:span></text:p>
      <text:p text:style-name="P7">outo1 = 0.5515016246</text:p>
      <text:p text:style-name="P8">outh2 = 0.5349429452</text:p>
      <text:p text:style-name="P9">outo2 = 0.5646938182</text:p>
      <text:p text:style-name="Standard"/>
      <text:p text:style-name="Standard"/>
      <text:p text:style-name="Standard"><text:span text:style-name="T10">W5:</text:span><text:s/><text:span text:style-name="T11">0.099308861975</text:span></text:p>
      <text:p text:style-name="Standard"><text:bookmark-start text:name="_Hlk514279320"/>x1:</text:p>
      <text:p text:style-name="Standard">-0.4486215303 * 0.2473602528 *<text:s/><text:span text:style-name="T12"><text:s/>0.5299640518 = -0.0588107124151009</text:span></text:p>
      <text:p text:style-name="Standard"><text:span text:style-name="T13">x2:</text:span></text:p>
      <text:p text:style-name="Standard">0.5515016246 * <text:s/>0.2473475826 * <text:s/><text:span text:style-name="T14">0.5324543064 = 0.0726334729333578</text:span></text:p>
      <text:p text:style-name="Standard"><text:bookmark-end text:name="_Hlk514279320"/></text:p>
      <text:p text:style-name="Standard"><text:bookmark-start text:name="_Hlk514277820"/><text:span text:style-name="T15">x1 + x2 = 0.0138227605</text:span></text:p>
      <text:p text:style-name="Standard"><text:bookmark-end text:name="_Hlk514277820"/></text:p>
      <text:p text:style-name="Standard"><text:bookmark-start text:name="_Hlk514277833"/><text:span text:style-name="T16">* n = 0.00138227605</text:span></text:p>
      <text:p text:style-name="Standard"><text:span text:style-name="T17"><text:s/>/ m = /2 = 0.000691138025</text:span></text:p>
      <text:p text:style-name="Standard"><text:span text:style-name="T18">old w5 - = <text:s/>0.1 - <text:s/>= 0.099308861975</text:span></text:p>
      <text:p text:style-name="Standard"><text:bookmark-end text:name="_Hlk514277833"/></text:p>
      <text:p text:style-name="P19">w6: 0.0991713789</text:p>
      <text:p text:style-name="Standard"><text:bookmark-start text:name="_Hlk514277918"/>x1:</text:p>
      <text:p text:style-name="Standard">0.5645102464 * 0.2458384281 *<text:s/><text:span text:style-name="T20">0.5299640518 = <text:s/>0.0735475163316132</text:span></text:p>
      <text:p text:style-name="Standard">x2:</text:p>
      <text:p text:style-name="Standard">-0.4353061818 * <text:s/>0.2458147098 *<text:s/><text:span text:style-name="T21">0.5324543064<text:s/></text:span>= -0.0569750934878812</text:p>
      <text:p text:style-name="Standard"/>
      <text:p text:style-name="Standard">x1 + x2 = 0.016572422</text:p>
      <text:p text:style-name="Standard">* n = * 0.1 = 0.0016572422</text:p>
      <text:p text:style-name="Standard">/ m = /2 = 0.0008286211</text:p>
      <text:p text:style-name="Standard">old w - = 0.1 - = 0.0991713789</text:p>
      <text:p text:style-name="P22"><text:bookmark-end text:name="_Hlk514277918"/><text:soft-page-break/>W7: 0.09930570525</text:p>
      <text:p text:style-name="Standard">x1: <text:s/></text:p>
      <text:p text:style-name="Standard">-0.4486215303 <text:s text:c="2"/>* <text:s/>0.2473602528 *<text:s/><text:span text:style-name="T23">0.5324543064 = -0.0590870587948668</text:span></text:p>
      <text:p text:style-name="Standard"><text:span text:style-name="T24">x2:</text:span></text:p>
      <text:p text:style-name="Standard"><text:span text:style-name="T25"><text:s/>0.5</text:span><text:span text:style-name="T26">515016246 * 0.2473475826 * 0.5349429452 = 0.0729729546067109</text:span></text:p>
      <text:p text:style-name="Standard"/>
      <text:p text:style-name="Standard">x1 + x2 = 0.0138858958</text:p>
      <text:p text:style-name="Standard">* n = * 0.1 = 0.0013885895</text:p>
      <text:p text:style-name="Standard">/ m = /2 = 0.00069429475</text:p>
      <text:p text:style-name="Standard"><text:span text:style-name="T27">old w - = <text:s/>0.09930570525</text:span></text:p>
      <text:p text:style-name="Standard"/>
      <text:p text:style-name="Standard"><text:span text:style-name="T28">W8: 0.19916741399</text:span></text:p>
      <text:p text:style-name="Standard"><text:span text:style-name="T29">X1:</text:span></text:p>
      <text:p text:style-name="Standard"><text:span text:style-name="T30"><text:s/>0.5645102464 * 0.2458384281* 0.5324543064 = 0.0738931096576928</text:span></text:p>
      <text:p text:style-name="Standard"><text:span text:style-name="T31">X2:</text:span></text:p>
      <text:p text:style-name="Standard"><text:span text:style-name="T32">-0.4353061818 * <text:s/>0.2458147098 * 0.5349429452 = -0.05724138944339</text:span></text:p>
      <text:p text:style-name="Standard"/>
      <text:p text:style-name="Standard">x1 + x2 = 0.0166517202</text:p>
      <text:p text:style-name="Standard">* n = * 0.1 = 0.00166517202</text:p>
      <text:p text:style-name="Standard">/ m = /2 = 0.00083258601</text:p>
      <text:p text:style-name="Standard"><text:span text:style-name="T33">old w - = 0.2 - = 0.19916741399</text:span></text:p>
      <text:p text:style-name="Standard"/>
      <text:p text:style-name="Standard"><text:span text:style-name="T34">W11: 0.09872792708</text:span></text:p>
      <text:p text:style-name="Standard"><text:span text:style-name="T35">X1:</text:span></text:p>
      <text:p text:style-name="Standard"><text:span text:style-name="T36"><text:s/>-0.4486215303 *</text:span><text:span text:style-name="T37"><text:s/>0.2473602528 * 1 = -0.1109711351465309</text:span></text:p>
      <text:p text:style-name="Standard"><text:span text:style-name="T38">X2:</text:span></text:p>
      <text:p text:style-name="Standard"><text:span text:style-name="T39">0.5515016246 * 0.2473475826 * 1 = 0.1364125936447827</text:span></text:p>
      <text:p text:style-name="Standard"/>
      <text:p text:style-name="Standard">x1 + x2 = 0.0254414584</text:p>
      <text:p text:style-name="Standard">* n = * 0.1 = 0.00254414584</text:p>
      <text:p text:style-name="Standard">/ m = /2 = 0.00127207292</text:p>
      <text:p text:style-name="Standard"><text:span text:style-name="T40">old w - = 0.1 - = 0.09872792708</text:span></text:p>
      <text:p text:style-name="Standard"/>
      <text:p text:style-name="Standard"><text:span text:style-name="T41">W12: 0.0984113175565997</text:span></text:p>
      <text:p text:style-name="Standard"><text:span text:style-name="T42">X1:</text:span></text:p>
      <text:p text:style-name="Standard"><text:span text:style-name="T43"><text:s text:c="2"/>0.5645102464 * 0.2458384281 = 0.1387783116213197</text:span></text:p>
      <text:p text:style-name="Standard"><text:span text:style-name="T44">X2:</text:span></text:p>
      <text:p text:style-name="Standard"><text:span text:style-name="T45">-0.4353061818 * <text:s/>0.2458147098 = -0.107004662753313</text:span></text:p>
      <text:p text:style-name="Standard"/>
      <text:p text:style-name="Standard">x1 + x2 = 0.0317736488</text:p>
      <text:p text:style-name="Standard">* n = * 0.1 = 0.00317736488</text:p>
      <text:p text:style-name="Standard">/ m = /2 = 0.00158868244</text:p>
      <text:p text:style-name="Standard"><text:span text:style-name="T46">old w - = 0.1 - = 0.09841131756</text:span></text:p>
      <text:p text:style-name="Standard"/>
      <text:p text:style-name="Standard"/>
      <text:p text:style-name="P47"/>
      <text:p text:style-name="Standard"><text:span text:style-name="T48">X1:</text:span></text:p>
      <text:p text:style-name="Standard"><text:span text:style-name="T49">Eo1 = -0.4486215303 <text:s text:c="2"/>* <text:s/>0.2473602528 = -0.1109711351465309</text:span></text:p>
      <text:p text:style-name="Standard"><text:span text:style-name="T50">Eo2 = <text:s/>0.5645102464 *<text:s/></text:span><text:span text:style-name="T51">0.2458384281 = 0.1387783116213197</text:span></text:p>
      <text:p text:style-name="Standard"><text:span text:style-name="T52">Etot = Eo1 + Eo2 =</text:span></text:p>
      <text:p text:style-name="Standard"><text:span text:style-name="T53">X2:</text:span></text:p>
      <text:p text:style-name="Standard"><text:span text:style-name="T54">Eo1 = 0.5515016246 * 0.2473475826 = 0.1364125936447827</text:span></text:p>
      <text:p text:style-name="Standard"><text:span text:style-name="T55">Eo2 = <text:s/>-0.4353061818 * <text:s/>0.2458147098 = -0.107004662753313</text:span></text:p>
      <text:p text:style-name="Standard"><text:span text:style-name="T56">Etot = Eo1 + Eo2 =</text:span></text:p>
      <text:p text:style-name="Standard"/>
      <text:p text:style-name="P57"/>
      <text:p text:style-name="Standard"/>
      <text:p text:style-name="Standard">X1:</text:p>
      <text:p text:style-name="Standard">outh1(1-outH1) = 0.2491021555997269</text:p>
      <text:p text:style-name="Standard">outh2(1-outH2) = 0.2489467179960949</text:p>
      <text:p text:style-name="Standard">X2:</text:p>
      <text:p text:style-name="Standard">outh1(1-outH1) = 0.2489467179960949</text:p>
      <text:p text:style-name="Standard">outh2(1-outH2) = 0.2487789905807498</text:p>
      <text:p text:style-name="Standard"/>
      <text:p text:style-name="Standard"><text:span text:style-name="T58">W1: 0.099992876083</text:span></text:p>
      <text:p text:style-name="Standard"><text:span text:style-name="T59">x1:</text:span></text:p>
      <text:p text:style-name="Standard"><text:span text:style-name="T60">-0.1109711351465309 * w5 + 0.1387783116213197 * w6</text:span></text:p>
      <text:p text:style-name="Standard"><text:span text:style-name="T61">-0.0110971135146531 + 0.013877831162132 = 0.0027807176474789</text:span></text:p>
      <text:p text:style-name="Standard"/>
      <text:p text:style-name="Standard"><text:span text:style-name="T62">0.0027807176 * 0.1 *<text:s/></text:span><text:span text:style-name="T63">0.2491021555 = 0.00006926827</text:span></text:p>
      <text:p text:style-name="Standard"/>
      <text:p text:style-name="Standard"><text:span text:style-name="T64">x2:</text:span></text:p>
      <text:p text:style-name="Standard"><text:span text:style-name="T65">0.1364125936447827 * w5 + -0.107004662753313 * w6</text:span></text:p>
      <text:p text:style-name="Standard"><text:span text:style-name="T66">0.0136412593644783 + -0.0107004662753313 = 0.002940793089147</text:span></text:p>
      <text:p text:style-name="Standard"/>
      <text:p text:style-name="Standard"><text:span text:style-name="T67">0.002940793 * 0.1 * 0.2489467179 = 0.00007321007</text:span></text:p>
      <text:p text:style-name="Standard"/>
      <text:p text:style-name="Standard"/>
      <text:p text:style-name="Standard">x1 + x2 = 0.00014247834</text:p>
      <text:p text:style-name="Standard">* n = * 0.1 = 0.000014247834</text:p>
      <text:p text:style-name="Standard">/ m =<text:s/>/2 = 0.000007123917</text:p>
      <text:p text:style-name="Standard"><text:span text:style-name="T68">old w - = 0.1 - = 0.099992876083</text:span></text:p>
      <text:p text:style-name="Standard"/>
      <text:p text:style-name="P69"/>
      <text:p text:style-name="P70"/>
      <text:p text:style-name="Standard"><text:span text:style-name="T71">W2: 0.199988916759</text:span></text:p>
      <text:p text:style-name="Standard"><text:span text:style-name="T72">X1:</text:span></text:p>
      <text:p text:style-name="Standard"><text:span text:style-name="T73">-0.1109711351465309 * w7 + 0.1387783116213197 * w8(0.2)</text:span></text:p>
      <text:p text:style-name="Standard"><text:span text:style-name="T74">-0.01109711351 + 0.0277556623 = 0.01665854879</text:span></text:p>
      <text:p text:style-name="Standard"/>
      <text:p text:style-name="Standard"><text:span text:style-name="T75">0.01665854879 * 0.1 * 0.2489467179 = 0.0004147091</text:span></text:p>
      <text:p text:style-name="Standard"/>
      <text:p text:style-name="Standard"/>
      <text:p text:style-name="Standard"><text:span text:style-name="T76">X2:</text:span></text:p>
      <text:p text:style-name="Standard"><text:span text:style-name="T77">0.1364125936447827</text:span><text:span text:style-name="T78"><text:s/>* w7 + -0.107004662753313 * w8(0.2)</text:span></text:p>
      <text:p text:style-name="Standard"><text:span text:style-name="T79">0.0136412593644783 + -0.0214009325506626 = -0.0077596731861843</text:span></text:p>
      <text:p text:style-name="Standard"/>
      <text:p text:style-name="Standard"><text:span text:style-name="T80">0.2487789905 * 0.1 * -0.0077596731 = -0.00019304428</text:span></text:p>
      <text:p text:style-name="Standard"/>
      <text:p text:style-name="Standard">x1 + x2 = 0.00022166482</text:p>
      <text:p text:style-name="Standard">* n = * 0.1 = 0.000022166482</text:p>
      <text:p text:style-name="Standard">/ m = /2 = 0.000011083241</text:p>
      <text:p text:style-name="Standard"><text:span text:style-name="T81">old w - = 0.2 - =<text:s/></text:span><text:span text:style-name="T82">0.199988916759</text:span></text:p>
      <text:p text:style-name="Standard"/>
      <text:p text:style-name="Standard"><text:span text:style-name="T83">W3: 0.099989215579</text:span></text:p>
      <text:p text:style-name="Standard"><text:span text:style-name="T84">x1:</text:span></text:p>
      <text:p text:style-name="Standard"><text:span text:style-name="T85">-0.1109711351465309 * w5 + 0.1387783116213197 * w6</text:span></text:p>
      <text:p text:style-name="Standard"><text:span text:style-name="T86">-0.0110971135146531 + 0.013877831162132 = 0.0027807176474789</text:span></text:p>
      <text:p text:style-name="Standard"/>
      <text:p text:style-name="Standard"><text:span text:style-name="T87">0.2491021555 * 0.1 * 0.0027807176 = 0.00006926827</text:span></text:p>
      <text:p text:style-name="Standard"/>
      <text:p text:style-name="Standard"><text:span text:style-name="T88">x2:</text:span></text:p>
      <text:p text:style-name="Standard"><text:span text:style-name="T89">0.1364125936447827 * w5 + -0.107004662753313 * w6</text:span></text:p>
      <text:p text:style-name="Standard"><text:span text:style-name="T90">0.0136412593644783 + -0.0107004662753313 = 0.002940793089147</text:span></text:p>
      <text:p text:style-name="Standard"/>
      <text:p text:style-name="Standard"><text:span text:style-name="T91">0.2489467179 * 0.2 * 0.002940793 = 0.00014642015</text:span></text:p>
      <text:p text:style-name="Standard"/>
      <text:p text:style-name="Standard">x1 + x2 = 0.00021568842</text:p>
      <text:p text:style-name="Standard">* n = * 0.1 = 0.000021568842</text:p>
      <text:p text:style-name="Standard">/ m = /2 = 0.000010784421</text:p>
      <text:p text:style-name="Standard"><text:span text:style-name="T92">old w - = 0.1 - = <text:s/>0.099989215579</text:span></text:p>
      <text:p text:style-name="Standard"/>
      <text:p text:style-name="P93"/>
      <text:p text:style-name="Standard"/>
      <text:p text:style-name="Standard"><text:span text:style-name="T94">W4: 0.099998568981</text:span></text:p>
      <text:p text:style-name="Standard"><text:span text:style-name="T95">X1:</text:span></text:p>
      <text:p text:style-name="Standard"><text:span text:style-name="T96">-0.1109711351465309 * w7 + 0.1387783116213197 * w8(0.2)</text:span></text:p>
      <text:p text:style-name="Standard"><text:span text:style-name="T97">-0.01109711351 + 0.0277556623 = 0.01665854879</text:span></text:p>
      <text:p text:style-name="Standard"/>
      <text:p text:style-name="Standard"><text:span text:style-name="T98">0.1 * 0.0166585487 * 0.2489467179 = 0.0004147091</text:span></text:p>
      <text:p text:style-name="Standard"/>
      <text:p text:style-name="Standard"/>
      <text:p text:style-name="Standard"><text:span text:style-name="T99">X2:</text:span></text:p>
      <text:p text:style-name="Standard"><text:span text:style-name="T100">0.1364125936447827 * w7 + -0.107004662753313 * w8(0.2)</text:span></text:p>
      <text:p text:style-name="Standard"><text:span text:style-name="T101">0.0136412593644783 + -0.0214009325506626 =<text:s/></text:span><text:span text:style-name="T102">-0.0077596731861843</text:span></text:p>
      <text:p text:style-name="Standard"/>
      <text:p text:style-name="Standard"><text:span text:style-name="T103">0.2 * -0.0077596731 * 0.2487789905 = -0.00038608872</text:span></text:p>
      <text:p text:style-name="Standard"/>
      <text:p text:style-name="Standard">x1 + x2 = <text:s/>0.00002862038</text:p>
      <text:p text:style-name="Standard">* n = * 0.1 = 0.000002862038</text:p>
      <text:p text:style-name="Standard">/ m = /2 = 0.000001431019</text:p>
      <text:p text:style-name="P104">old w - = 0.1 - = 0.099998568981</text:p>
      <text:p text:style-name="P105"/>
      <text:p text:style-name="P106"/>
      <text:p text:style-name="Standard"><text:bookmark-start text:name="_Hlk514195542"/>\frac{\partial E_{tot}}{\partial w_{5}}</text:p>
      <text:p text:style-name="Standard"><text:bookmark-end text:name="_Hlk514195542"/><draw:frame draw:style-name="a0" draw:name="Picture 2" text:anchor-type="as-char" svg:x="0in" svg:y="0in" svg:width="0.42708in" svg:height="0.42708in" style:rel-width="scale" style:rel-height="scale"><draw:image xlink:href="media/image1.gif" xlink:type="simple" xlink:show="embed" xlink:actuate="onLoad"/><svg:title/><svg:desc/></draw:frame></text:p>
      <text:p text:style-name="Standard"/>
      <text:p text:style-name="Standard">\frac{\partial E_{tot}}{\partial w_{5}} = \frac{\partial E_{tot}}{\partial out_{o1}} * \frac{\partial out_{o1}}{\partial net_{o1}} * \frac{\partial net_{o1}}{\partial w_{5}}</text:p>
      <text:p text:style-name="Standard"><draw:frame draw:style-name="a1" draw:name="Picture 3" text:anchor-type="as-char" svg:x="0in" svg:y="0in" svg:width="2.6875in" svg:height="0.4375in" style:rel-width="scale" style:rel-height="scale"><draw:image xlink:href="media/image2.gif" xlink:type="simple" xlink:show="embed" xlink:actuate="onLoad"/><svg:title/><svg:desc/></draw:frame></text:p>
      <text:p text:style-name="Standard"/>
      <text:p text:style-name="Standard"/>
      <text:p text:style-name="Standard">w_{i}^{i} = w_{i}^{old} - \frac{\eta}{m} \sum_{n = 1}^{m}-(y_{n1} - out_{on})*out_{on}(1-out_{on}) * out_{hn}</text:p>
      <text:p text:style-name="Standard"/>
      <text:p text:style-name="Standard">w2</text:p>
      <text:p text:style-name="P107"><draw:frame draw:style-name="a2" text:anchor-type="as-char" svg:x="0in" svg:y="0in" svg:width="1.93333in" svg:height="0.41667in" style:rel-width="scale" style:rel-height="scale"><draw:object xlink:href="Object 1/" xlink:type="simple" xlink:show="embed" xlink:actuate="onLoad"/></draw:frame></text:p>
      <text:p text:style-name="P108"><draw:frame draw:style-name="a3" text:anchor-type="as-char" svg:x="0in" svg:y="0in" svg:width="1.91667in" svg:height="0.41667in" style:rel-width="scale" style:rel-height="scale"><draw:object xlink:href="Object 2/" xlink:type="simple" xlink:show="embed" xlink:actuate="onLoad"/></draw:frame></text:p>
      <text:p text:style-name="P109"><draw:frame draw:style-name="a4" text:anchor-type="as-char" svg:x="0in" svg:y="0in" svg:width="1.90833in" svg:height="0.41667in" style:rel-width="scale" style:rel-height="scale"><draw:object xlink:href="Object 3/" xlink:type="simple" xlink:show="embed" xlink:actuate="onLoad"/></draw:frame></text:p>
      <text:p text:style-name="P110"><draw:frame draw:style-name="a5" text:anchor-type="as-char" svg:x="0in" svg:y="0in" svg:width="1.95833in" svg:height="0.41667in" style:rel-width="scale" style:rel-height="scale"><draw:object xlink:href="Object 4/" xlink:type="simple" xlink:show="embed" xlink:actuate="onLoad"/></draw:frame></text:p>
      <text:p text:style-name="P111"><draw:frame draw:style-name="a6" text:anchor-type="as-char" svg:x="0in" svg:y="0in" svg:width="1.71667in" svg:height="0.41667in" style:rel-width="scale" style:rel-height="scale"><draw:object xlink:href="Object 5/" xlink:type="simple" xlink:show="embed" xlink:actuate="onLoad"/></draw:frame></text:p>
      <text:p text:style-name="Normal"/>
      <text:p text:style-name="P112"><draw:frame draw:style-name="a7" text:anchor-type="as-char" svg:x="0in" svg:y="0in" svg:width="1.34167in" svg:height="0.41667in" style:rel-width="scale" style:rel-height="scale"><draw:object xlink:href="Object 6/" xlink:type="simple" xlink:show="embed" xlink:actuate="onLoad"/></draw:frame></text:p>
      <text:p text:style-name="P113"><draw:frame draw:style-name="a8" text:anchor-type="as-char" svg:x="0in" svg:y="0in" svg:width="1.15in" svg:height="0.41667in" style:rel-width="scale" style:rel-height="scale"><draw:object xlink:href="Object 7/" xlink:type="simple" xlink:show="embed" xlink:actuate="onLoad"/></draw:frame></text:p>
      <text:p text:style-name="Normal"/>
      <text:p text:style-name="P114"><draw:frame draw:style-name="a9" text:anchor-type="as-char" svg:x="0in" svg:y="0in" svg:width="1.91667in" svg:height="0.41667in" style:rel-width="scale" style:rel-height="scale"><draw:object xlink:href="Object 8/" xlink:type="simple" xlink:show="embed" xlink:actuate="onLoad"/></draw:frame></text:p>
      <text:p text:style-name="P115"><draw:frame draw:style-name="a10" text:anchor-type="as-char" svg:x="0in" svg:y="0in" svg:width="1.90833in" svg:height="0.41667in" style:rel-width="scale" style:rel-height="scale"><draw:object xlink:href="Object 9/" xlink:type="simple" xlink:show="embed" xlink:actuate="onLoad"/></draw:frame></text:p>
      <text:p text:style-name="P116"><draw:frame draw:style-name="a11" text:anchor-type="as-char" svg:x="0in" svg:y="0in" svg:width="1.95833in" svg:height="0.41667in" style:rel-width="scale" style:rel-height="scale"><draw:object xlink:href="Object 10/" xlink:type="simple" xlink:show="embed" xlink:actuate="onLoad"/></draw:frame></text:p>
      <text:p text:style-name="P117"><draw:frame draw:style-name="a12" text:anchor-type="as-char" svg:x="0in" svg:y="0in" svg:width="1.71667in" svg:height="0.41667in" style:rel-width="scale" style:rel-height="scale"><draw:object xlink:href="Object 11/" xlink:type="simple" xlink:show="embed" xlink:actuate="onLoad"/></draw:frame></text:p>
      <text:p text:style-name="P118"><draw:frame draw:style-name="a13" text:anchor-type="as-char" svg:x="0in" svg:y="0in" svg:width="1.34167in" svg:height="0.41667in" style:rel-width="scale" style:rel-height="scale"><draw:object xlink:href="Object 12/" xlink:type="simple" xlink:show="embed" xlink:actuate="onLoad"/></draw:frame></text:p>
      <text:p text:style-name="P119"><draw:frame draw:style-name="a14" text:anchor-type="as-char" svg:x="0in" svg:y="0in" svg:width="1.15in" svg:height="0.41667in" style:rel-width="scale" style:rel-height="scale"><draw:object xlink:href="Object 13/" xlink:type="simple" xlink:show="embed" xlink:actuate="onLoad"/></draw:frame></text:p>
      <text:p text:style-name="P120"><draw:frame draw:style-name="a15" text:anchor-type="as-char" svg:x="0in" svg:y="0in" svg:width="0.66667in" svg:height="0.41667in" style:rel-width="scale" style:rel-height="scale"><draw:object xlink:href="Object 14/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m Grumley</meta:initial-creator>
    <dc:creator>Sam Grumley</dc:creator>
    <meta:creation-date>2018-05-19T12:55:00Z</meta:creation-date>
    <dc:date>2018-05-20T05:22:00Z</dc:date>
    <meta:template xlink:href="Normal.dotm" xlink:type="simple"/>
    <meta:editing-cycles>3</meta:editing-cycles>
    <meta:editing-duration>PT120S</meta:editing-duration>
    <meta:document-statistic meta:page-count="6" meta:paragraph-count="10" meta:word-count="800" meta:character-count="5353" meta:row-count="38" meta:non-whitespace-character-count="4563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t</mml:mi>
          <mml:mi>o</mml:mi>
          <mml:mi>t</mml:mi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  <mml:mi> </mml:mi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+</mml:mo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</mml:math>
</file>

<file path=Object 10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o</mml:mi>
          <mml:mi>u</mml:mi>
          <mml:mi>t</mml:mi>
        </mml:mrow>
        <mml:mrow>
          <mml:mi>o</mml:mi>
          <mml:mn>2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</mml:mfrac>
  <mml:mo>=</mml:mo>
  <mml:msub>
    <mml:mrow>
      <mml:mi>o</mml:mi>
      <mml:mi>u</mml:mi>
      <mml:mi>t</mml:mi>
    </mml:mrow>
    <mml:mrow>
      <mml:mi>o</mml:mi>
      <mml:mn>2</mml:mn>
    </mml:mrow>
  </mml:msub>
  <mml:mo>(</mml:mo>
  <mml:mn>1</mml:mn>
  <mml:mo>-</mml:mo>
  <mml:mi> </mml:mi>
  <mml:msub>
    <mml:mrow>
      <mml:mi>o</mml:mi>
      <mml:mi>u</mml:mi>
      <mml:mi>t</mml:mi>
    </mml:mrow>
    <mml:mrow>
      <mml:mi>o</mml:mi>
      <mml:mn>2</mml:mn>
    </mml:mrow>
  </mml:msub>
  <mml:mo>)</mml:mo>
</mml:math>
</file>

<file path=Object 11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</mml:mfrac>
  <mml:mo>=</mml:mo>
  <mml:mo>-</mml:mo>
  <mml:mo>(</mml:mo>
  <mml:msub>
    <mml:mrow>
      <mml:mi>y</mml:mi>
    </mml:mrow>
    <mml:mrow>
      <mml:mn>2</mml:mn>
    </mml:mrow>
  </mml:msub>
  <mml:mo>-</mml:mo>
  <mml:msub>
    <mml:mrow>
      <mml:mi>o</mml:mi>
      <mml:mi>u</mml:mi>
      <mml:mi>t</mml:mi>
    </mml:mrow>
    <mml:mrow>
      <mml:mi>o</mml:mi>
      <mml:mn>2</mml:mn>
    </mml:mrow>
  </mml:msub>
  <mml:mo>)</mml:mo>
</mml:math>
</file>

<file path=Object 12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  <mml:msub>
    <mml:mrow>
      <mml:mi>w</mml:mi>
    </mml:mrow>
    <mml:mrow>
      <mml:mn>8</mml:mn>
    </mml:mrow>
  </mml:msub>
  <mml:mo>=</mml:mo>
  <mml:mn>0.2</mml:mn>
</mml:math>
</file>

<file path=Object 13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  <mml:mi>x</mml:mi>
  <mml:mi>*</mml:mi>
  <mml:msub>
    <mml:mrow>
      <mml:mi>w</mml:mi>
    </mml:mrow>
    <mml:mrow>
      <mml:mn>8</mml:mn>
    </mml:mrow>
  </mml:msub>
</mml:math>
</file>

<file path=Object 14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t</mml:mi>
          <mml:mi>o</mml:mi>
          <mml:mi>t</mml:mi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</mml:math>
</file>

<file path=Object 2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  <mml:mi> </mml:mi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1</mml:mn>
        </mml:mrow>
      </mml:msub>
    </mml:mrow>
  </mml:mfrac>
  <mml:mi>*</mml:mi>
  <mml:mi> </mml:mi>
  <mml:mfrac>
    <mml:mrow>
      <mml:mo>∂</mml:mo>
      <mml:msub>
        <mml:mrow>
          <mml:mi>n</mml:mi>
          <mml:mi>e</mml:mi>
          <mml:mi>t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1</mml:mn>
        </mml:mrow>
      </mml:msub>
    </mml:mrow>
  </mml:mfrac>
  <mml:mo>=</mml:mo>
  <mml:mi> </mml:mi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o</mml:mi>
          <mml:mn>1</mml:mn>
        </mml:mrow>
      </mml:msub>
    </mml:mrow>
  </mml:mfrac>
  <mml:mi>*</mml:mi>
  <mml:mi> </mml:mi>
  <mml:mfrac>
    <mml:mrow>
      <mml:mo>∂</mml:mo>
      <mml:msub>
        <mml:mrow>
          <mml:mi>o</mml:mi>
          <mml:mi>u</mml:mi>
          <mml:mi>t</mml:mi>
        </mml:mrow>
        <mml:mrow>
          <mml:mi>o</mml:mi>
          <mml:mn>1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1</mml:mn>
        </mml:mrow>
      </mml:msub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o</mml:mi>
          <mml:mi>u</mml:mi>
          <mml:mi>t</mml:mi>
        </mml:mrow>
        <mml:mrow>
          <mml:mi>o</mml:mi>
          <mml:mn>1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1</mml:mn>
        </mml:mrow>
      </mml:msub>
    </mml:mrow>
  </mml:mfrac>
  <mml:mo>=</mml:mo>
  <mml:msub>
    <mml:mrow>
      <mml:mi>o</mml:mi>
      <mml:mi>u</mml:mi>
      <mml:mi>t</mml:mi>
    </mml:mrow>
    <mml:mrow>
      <mml:mi>o</mml:mi>
      <mml:mn>1</mml:mn>
    </mml:mrow>
  </mml:msub>
  <mml:mo>(</mml:mo>
  <mml:mn>1</mml:mn>
  <mml:mo>-</mml:mo>
  <mml:mi> </mml:mi>
  <mml:msub>
    <mml:mrow>
      <mml:mi>o</mml:mi>
      <mml:mi>u</mml:mi>
      <mml:mi>t</mml:mi>
    </mml:mrow>
    <mml:mrow>
      <mml:mi>o</mml:mi>
      <mml:mn>1</mml:mn>
    </mml:mrow>
  </mml:msub>
  <mml:mo>)</mml:mo>
</mml:math>
</file>

<file path=Object 5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o</mml:mi>
          <mml:mn>1</mml:mn>
        </mml:mrow>
      </mml:msub>
    </mml:mrow>
  </mml:mfrac>
  <mml:mo>=</mml:mo>
  <mml:mo>-</mml:mo>
  <mml:mo>(</mml:mo>
  <mml:msub>
    <mml:mrow>
      <mml:mi>y</mml:mi>
    </mml:mrow>
    <mml:mrow>
      <mml:mn>1</mml:mn>
    </mml:mrow>
  </mml:msub>
  <mml:mo>-</mml:mo>
  <mml:msub>
    <mml:mrow>
      <mml:mi>o</mml:mi>
      <mml:mi>u</mml:mi>
      <mml:mi>t</mml:mi>
    </mml:mrow>
    <mml:mrow>
      <mml:mi>o</mml:mi>
      <mml:mn>1</mml:mn>
    </mml:mrow>
  </mml:msub>
  <mml:mo>)</mml:mo>
</mml:math>
</file>

<file path=Object 6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n</mml:mi>
          <mml:mi>e</mml:mi>
          <mml:mi>t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  <mml:msub>
    <mml:mrow>
      <mml:mi>w</mml:mi>
    </mml:mrow>
    <mml:mrow>
      <mml:mn>7</mml:mn>
    </mml:mrow>
  </mml:msub>
  <mml:mo>=</mml:mo>
  <mml:mn>0.1</mml:mn>
</mml:math>
</file>

<file path=Object 7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1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1</mml:mn>
        </mml:mrow>
      </mml:msub>
    </mml:mrow>
  </mml:mfrac>
  <mml:mo>=</mml:mo>
  <mml:mi>x</mml:mi>
  <mml:mi>*</mml:mi>
  <mml:msub>
    <mml:mrow>
      <mml:mi>w</mml:mi>
    </mml:mrow>
    <mml:mrow>
      <mml:mn>7</mml:mn>
    </mml:mrow>
  </mml:msub>
</mml:math>
</file>

<file path=Object 8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  <mml:mo>=</mml:mo>
  <mml:mi> </mml:mi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</mml:mfrac>
  <mml:mi>*</mml:mi>
  <mml:mi> </mml:mi>
  <mml:mfrac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h</mml:mi>
          <mml:mn>2</mml:mn>
        </mml:mrow>
      </mml:msub>
    </mml:mrow>
  </mml:mfrac>
</mml:math>
</file>

<file path=Object 9/content.xml><?xml version="1.0" encoding="utf-8"?>
<mml:math xmlns:mml="http://www.w3.org/1998/Math/MathML" xmlns:m="http://schemas.openxmlformats.org/officeDocument/2006/math"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</mml:mfrac>
  <mml:mo>=</mml:mo>
  <mml:mi> </mml:mi>
  <mml:mfrac>
    <mml:mrow>
      <mml:mo>∂</mml:mo>
      <mml:msub>
        <mml:mrow>
          <mml:mi>E</mml:mi>
        </mml:mrow>
        <mml:mrow>
          <mml:mi>o</mml:mi>
          <mml:mn>2</mml:mn>
        </mml:mrow>
      </mml:msub>
    </mml:mrow>
    <mml:mrow>
      <mml:mo>∂</mml:mo>
      <mml:msub>
        <mml:mrow>
          <mml:mi>o</mml:mi>
          <mml:mi>u</mml:mi>
          <mml:mi>t</mml:mi>
        </mml:mrow>
        <mml:mrow>
          <mml:mi>o</mml:mi>
          <mml:mn>2</mml:mn>
        </mml:mrow>
      </mml:msub>
    </mml:mrow>
  </mml:mfrac>
  <mml:mi>*</mml:mi>
  <mml:mi> </mml:mi>
  <mml:mfrac>
    <mml:mrow>
      <mml:mo>∂</mml:mo>
      <mml:msub>
        <mml:mrow>
          <mml:mi>o</mml:mi>
          <mml:mi>u</mml:mi>
          <mml:mi>t</mml:mi>
        </mml:mrow>
        <mml:mrow>
          <mml:mi>o</mml:mi>
          <mml:mn>2</mml:mn>
        </mml:mrow>
      </mml:msub>
    </mml:mrow>
    <mml:mrow>
      <mml:mo>∂</mml:mo>
      <mml:msub>
        <mml:mrow>
          <mml:mi>n</mml:mi>
          <mml:mi>e</mml:mi>
          <mml:mi>t</mml:mi>
        </mml:mrow>
        <mml:mrow>
          <mml:mi>o</mml:mi>
          <mml:mn>2</mml:mn>
        </mml:mrow>
      </mml:msub>
    </mml:mrow>
  </mml:mfrac>
</mml:math>
</file>